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cm" fo:min-width="11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9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15cm" fo:min-width="0cm"/>
    </style:style>
    <style:style style:name="pr1" style:family="presentation" style:parent-style-name="PortadaDocumento-notes">
      <style:graphic-properties draw:fill-color="#ffffff" fo:min-height="13.364cm"/>
    </style:style>
    <style:style style:name="pr2" style:family="presentation" style:parent-style-name="SoloTexto-title">
      <style:graphic-properties fo:min-height="3.506cm"/>
    </style:style>
    <style:style style:name="pr3" style:family="presentation" style:parent-style-name="SoloTexto-outline1">
      <style:graphic-properties fo:min-height="11.929cm"/>
    </style:style>
    <style:style style:name="pr4" style:family="presentation" style:parent-style-name="SoloTex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paragraph-properties fo:text-align="center"/>
      <style:text-properties fo:font-family="Tahom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size="20pt"/>
    </style:style>
    <style:style style:name="P5" style:family="paragraph">
      <style:text-properties fo:font-size="12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family="Tahom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rtada" draw:style-name="dp1" draw:master-page-name="PortadaDocumento" presentation:presentation-page-layout-name="AL1T0">
        <draw:frame draw:style-name="gr1" draw:text-style-name="P1" draw:layer="layout" svg:width="25cm" svg:height="16.134cm" svg:x="1.4cm" svg:y="4.866cm">
          <draw:image xlink:href="Pictures/200000090000099C000038BD3C835811.svm" xlink:type="simple" xlink:show="embed" xlink:actuate="onLoad">
            <text:p/>
          </draw:image>
        </draw:frame>
        <draw:frame draw:style-name="gr2" draw:text-style-name="P3" draw:layer="layout" svg:width="23.6cm" svg:height="2.885cm" svg:x="2.2cm" svg:y="1.6cm">
          <draw:text-box>
            <text:p text:style-name="P2"><text:span text:style-name="T1">Configuración de la red que dará soporte al proyecto (Parte II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DNS interno</text:p>
          </draw:text-box>
        </draw:frame>
        <draw:frame presentation:style-name="pr3" draw:layer="layout" svg:width="25.199cm" svg:height="9.6cm" svg:x="2cm" svg:y="4.8cm" presentation:class="outline" presentation:user-transformed="true">
          <draw:text-box>
            <text:list text:style-name="L3">
              <text:list-item>
                <text:p>Para manejar la navegación, añadimos al servidor un servicio de DNS.</text:p>
              </text:list-item>
              <text:list-item>
                <text:p>Para ello instalamos el servidor Bind9:</text:p>
                <text:p># aptitude install bind9</text:p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DNS interno</text:p>
          </draw:text-box>
        </draw:frame>
        <draw:frame presentation:style-name="pr3" draw:layer="layout" svg:width="25.199cm" svg:height="4.2cm" svg:x="1.401cm" svg:y="3.8cm" presentation:class="outline" presentation:user-transformed="true">
          <draw:text-box>
            <text:list text:style-name="L3">
              <text:list-header>
                <text:p>Configuración:</text:p>
              </text:list-header>
              <text:list-item>
                <text:p>Añadir los servidores forwarders que queremos que sirvan como soporte para el servidor (Uvigo, CESGA y Google).</text:p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gr5" draw:text-style-name="P6" draw:layer="layout" svg:width="10.632cm" svg:height="12.575cm" svg:x="5.6cm" svg:y="7.025cm">
          <draw:text-box>
            <text:p text:style-name="P5"><text:span text:style-name="T2">root@servicios40:~# cat /etc/bind/named.conf.options</text:span></text:p>
            <text:p text:style-name="P5"><text:span text:style-name="T2">acl <text:s/>clients</text:span><text:span text:style-name="T2"><text:tab/></text:span><text:span text:style-name="T2">{</text:span></text:p>
            <text:p text:style-name="P5"><text:span text:style-name="T2"><text:s text:c="4"/></text:span><text:span text:style-name="T2"><text:tab/></text:span><text:span text:style-name="T2">192.168.40.0/24 <text:s/>;</text:span></text:p>
            <text:p text:style-name="P5"><text:span text:style-name="T2">};</text:span></text:p>
            <text:p text:style-name="P5"><text:span text:style-name="T2"/></text:p>
            <text:p text:style-name="P5"><text:span text:style-name="T2">options {</text:span></text:p>
            <text:p text:style-name="P5"><text:span text:style-name="T2"><text:s text:c="4"/></text:span><text:span text:style-name="T2"><text:tab/></text:span><text:span text:style-name="T2">directory "/var/cache/bind";</text:span></text:p>
            <text:p text:style-name="P5"><text:span text:style-name="T2"/></text:p>
            <text:p text:style-name="P5"><text:span text:style-name="T2">[...]</text:span></text:p>
            <text:p text:style-name="P5"><text:span text:style-name="T2"><text:s text:c="4"/></text:span><text:span text:style-name="T2"><text:tab/></text:span><text:span text:style-name="T2">dnssec-validation auto;</text:span></text:p>
            <text:p text:style-name="P5"><text:span text:style-name="T2"/></text:p>
            <text:p text:style-name="P5"><text:span text:style-name="T2"><text:s text:c="5"/></text:span><text:span text:style-name="T2"><text:tab/></text:span><text:span text:style-name="T2">forwarders {</text:span></text:p>
            <text:p text:style-name="P5"><text:span text:style-name="T2"><text:s text:c="12"/></text:span><text:span text:style-name="T2"><text:tab/></text:span><text:span text:style-name="T2">//uvigo</text:span></text:p>
            <text:p text:style-name="P5"><text:span text:style-name="T2"><text:s text:c="12"/></text:span><text:span text:style-name="T2"><text:tab/></text:span><text:span text:style-name="T2">193.146.32.86;</text:span></text:p>
            <text:p text:style-name="P5"><text:span text:style-name="T2"><text:s text:c="12"/></text:span><text:span text:style-name="T2"><text:tab/></text:span><text:span text:style-name="T2">//cesga</text:span></text:p>
            <text:p text:style-name="P5"><text:span text:style-name="T2"><text:s text:c="12"/></text:span><text:span text:style-name="T2"><text:tab/></text:span><text:span text:style-name="T2">193.144.33.39;</text:span></text:p>
            <text:p text:style-name="P5"><text:span text:style-name="T2"><text:s text:c="12"/></text:span><text:span text:style-name="T2"><text:tab/></text:span><text:span text:style-name="T2">//google</text:span></text:p>
            <text:p text:style-name="P5"><text:span text:style-name="T2"><text:s text:c="12"/></text:span><text:span text:style-name="T2"><text:tab/></text:span><text:span text:style-name="T2">8.8.8.8;</text:span></text:p>
            <text:p text:style-name="P5"><text:span text:style-name="T2"><text:s text:c="5"/></text:span><text:span text:style-name="T2"><text:tab/></text:span><text:span text:style-name="T2">};</text:span></text:p>
            <text:p text:style-name="P5"><text:span text:style-name="T2"/></text:p>
            <text:p text:style-name="P5"><text:span text:style-name="T2"><text:s text:c="4"/></text:span><text:span text:style-name="T2"><text:tab/></text:span><text:span text:style-name="T2">auth-nxdomain no;</text:span><text:span text:style-name="T2"><text:tab/></text:span><text:span text:style-name="T2"># conform to RFC1035</text:span></text:p>
            <text:p text:style-name="P5"><text:span text:style-name="T2"><text:s text:c="4"/></text:span><text:span text:style-name="T2"><text:tab/></text:span><text:span text:style-name="T2">allow-query { any; };</text:span></text:p>
            <text:p text:style-name="P5"><text:span text:style-name="T2"><text:s text:c="4"/></text:span><text:span text:style-name="T2"><text:tab/></text:span><text:span text:style-name="T2">allow-query-cache { any; };</text:span></text:p>
            <text:p text:style-name="P5"><text:span text:style-name="T2"><text:s text:c="4"/></text:span><text:span text:style-name="T2"><text:tab/></text:span><text:span text:style-name="T2">listen-on { any; };</text:span></text:p>
            <text:p text:style-name="P5"><text:span text:style-name="T2"><text:s text:c="4"/></text:span><text:span text:style-name="T2"><text:tab/></text:span><text:span text:style-name="T2">listen-on-v6 { any; };</text:span></text:p>
            <text:p text:style-name="P5"><text:span text:style-name="T2">}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DNS interno</text:p>
          </draw:text-box>
        </draw:frame>
        <draw:frame presentation:style-name="pr3" draw:layer="layout" svg:width="25.199cm" svg:height="4.2cm" svg:x="1.401cm" svg:y="3.8cm" presentation:class="outline" presentation:user-transformed="true">
          <draw:text-box>
            <text:list text:style-name="L3">
              <text:list-header>
                <text:p>Configuración:</text:p>
              </text:list-header>
              <text:list-item>
                <text:p>Añadir al script de firewall las reglas de iptables para que la máquina acepte peticiones DNS y pueda realizar consultas.</text:p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gr6" draw:text-style-name="P6" draw:layer="layout" svg:width="26.867cm" svg:height="6.643cm" svg:x="0.733cm" svg:y="8.557cm">
          <draw:text-box>
            <text:p text:style-name="P5"><text:span text:style-name="T2">#para el servidor dns</text:span></text:p>
            <text:p text:style-name="P5"><text:span text:style-name="T2">iptables -A INPUT -p udp --sport 53 -m state --state ESTABLISHED,RELATED -j ACCEPT</text:span></text:p>
            <text:p text:style-name="P5"><text:span text:style-name="T2">iptables -A INPUT -p tcp --sport 53 -j ACCEPT</text:span></text:p>
            <text:p text:style-name="P5"><text:span text:style-name="T2">iptables -A INPUT -p tcp --dport 53 -j ACCEPT</text:span></text:p>
            <text:p text:style-name="P5"><text:span text:style-name="T2">iptables -A INPUT -s 192.168.40.0/24 -d 192.168.40.2 -p tcp --sport 1024:65535 --dport 53 -m state --state NEW,ESTABLISHED -j ACCEPT</text:span></text:p>
            <text:p text:style-name="P5"><text:span text:style-name="T2">iptables -A OUTPUT -s 192.168.40.2 -d 192.168.40.0/24 -p tcp --sport 53 --dport 1024:65535 -m state --state ESTABLISHED -j ACCEPT</text:span></text:p>
            <text:p text:style-name="P5"><text:span text:style-name="T2">iptables -A INPUT -s 192.168.40.0/24 -d 192.168.40.2 -p udp --sport 1024:65535 --dport 53 -m state --state NEW,ESTABLISHED -j ACCEPT</text:span></text:p>
            <text:p text:style-name="P5"><text:span text:style-name="T2">iptables -A OUTPUT -s 192.168.40.2 -d 192.168.40.0/24 -p udp --sport 53 --dport 1024:65535 -m state --state ESTABLISHED -j ACCEP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DNS interno</text:p>
          </draw:text-box>
        </draw:frame>
        <draw:frame presentation:style-name="pr3" draw:layer="layout" svg:width="25.199cm" svg:height="4.2cm" svg:x="1.401cm" svg:y="3.8cm" presentation:class="outline" presentation:user-transformed="true">
          <draw:text-box>
            <text:list text:style-name="L3">
              <text:list-header>
                <text:p>Configuración:</text:p>
              </text:list-header>
              <text:list-item>
                <text:p>Definimos la zona local nombre.dominio en el fichero named.conf.local</text:p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gr6" draw:text-style-name="P6" draw:layer="layout" svg:width="13.202cm" svg:height="8.783cm" svg:x="3cm" svg:y="8.617cm">
          <draw:text-box>
            <text:p text:style-name="P5"><text:span text:style-name="T2">root@xxxx:~# cat /etc/bind/named.conf.local</text:span></text:p>
            <text:p text:style-name="P5"><text:span text:style-name="T2">//</text:span></text:p>
            <text:p text:style-name="P5"><text:span text:style-name="T2">// Do any local configuration here</text:span></text:p>
            <text:p text:style-name="P5"><text:span text:style-name="T2">// </text:span></text:p>
            <text:p text:style-name="P5"><text:span text:style-name="T2"/></text:p>
            <text:p text:style-name="P5"><text:span text:style-name="T2">// Consider adding the 1918 zones here, if they are not used in your</text:span></text:p>
            <text:p text:style-name="P5"><text:span text:style-name="T2">// organization</text:span></text:p>
            <text:p text:style-name="P5"><text:span text:style-name="T2">//include "/etc/bind/zones.rfc1918";</text:span></text:p>
            <text:p text:style-name="P5"><text:span text:style-name="T2"/></text:p>
            <text:p text:style-name="P5"><text:span text:style-name="T2">zone "nombre.dominioi" IN{</text:span></text:p>
            <text:p text:style-name="P5"><text:span text:style-name="T2"><text:s text:c="4"/></text:span><text:span text:style-name="T2"><text:tab/></text:span><text:span text:style-name="T2">type master;</text:span></text:p>
            <text:p text:style-name="P5"><text:span text:style-name="T2"><text:s text:c="4"/></text:span><text:span text:style-name="T2"><text:tab/></text:span><text:span text:style-name="T2">file "/etc/bind/db.nombre.dominio";</text:span></text:p>
            <text:p text:style-name="P5"><text:span text:style-name="T2">};</text:span></text:p>
            <text:p text:style-name="P5"><text:span text:style-name="T2"/></text:p>
            <text:p text:style-name="P5"><text:span text:style-name="T2">zone "xxx.xxx.xxx.in-addr.arpa" {</text:span></text:p>
            <text:p text:style-name="P5"><text:span text:style-name="T2"><text:s text:c="4"/></text:span><text:span text:style-name="T2"><text:tab/></text:span><text:span text:style-name="T2">type master;</text:span></text:p>
            <text:p text:style-name="P5"><text:span text:style-name="T2"><text:s text:c="4"/></text:span><text:span text:style-name="T2"><text:tab/></text:span><text:span text:style-name="T2">file "/etc/bind/rev.xxx.xxx.xxx";</text:span></text:p>
            <text:p text:style-name="P5"><text:span text:style-name="T2">}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DNS interno</text:p>
          </draw:text-box>
        </draw:frame>
        <draw:frame presentation:style-name="pr3" draw:layer="layout" svg:width="25.199cm" svg:height="4.2cm" svg:x="1.401cm" svg:y="3.8cm" presentation:class="outline" presentation:user-transformed="true">
          <draw:text-box>
            <text:list text:style-name="L3">
              <text:list-header>
                <text:p>Configuración:</text:p>
              </text:list-header>
              <text:list-item>
                <text:p>Crear el fichero db.nombre</text:p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gr6" draw:text-style-name="P6" draw:layer="layout" svg:width="14.138cm" svg:height="9.257cm" svg:x="3cm" svg:y="6.617cm">
          <draw:text-box>
            <text:p text:style-name="P5"><text:span text:style-name="T2">root@xxxxx:~# cat /etc/bind/db.nombre.dominio</text:span></text:p>
            <text:p text:style-name="P5"><text:span text:style-name="T2">;</text:span></text:p>
            <text:p text:style-name="P5"><text:span text:style-name="T2">; BIND data file for local loopback interface</text:span></text:p>
            <text:p text:style-name="P5"><text:span text:style-name="T2">;</text:span></text:p>
            <text:p text:style-name="P5"><text:span text:style-name="T2">$ORIGIN .</text:span></text:p>
            <text:p text:style-name="P5"><text:span text:style-name="T2">$TTL</text:span><text:span text:style-name="T2"><text:tab/></text:span><text:span text:style-name="T2">604800</text:span></text:p>
            <text:p text:style-name="P5"><text:span text:style-name="T2">lab40.esei IN <text:s/>SOA servicios.nombre.dominio. xxxx.nombre.dominio (</text:span></text:p>
            <text:p text:style-name="P5"><text:span text:style-name="T2"><text:s text:c="5"/></text:span><text:span text:style-name="T2"><text:tab/></text:span><text:span text:style-name="T2">2013102101 </text:span><text:span text:style-name="T2"><text:tab/></text:span><text:span text:style-name="T2">; Serial</text:span></text:p>
            <text:p text:style-name="P5"><text:span text:style-name="T2"><text:s text:c="9"/></text:span><text:span text:style-name="T2"><text:tab/></text:span><text:span text:style-name="T2">604800 </text:span><text:span text:style-name="T2"><text:tab/></text:span><text:span text:style-name="T2">; Refresh</text:span></text:p>
            <text:p text:style-name="P5"><text:span text:style-name="T2"><text:s text:c="10"/></text:span><text:span text:style-name="T2"><text:tab/></text:span><text:span text:style-name="T2">86400 </text:span><text:span text:style-name="T2"><text:tab/></text:span><text:span text:style-name="T2">; Retry</text:span></text:p>
            <text:p text:style-name="P5"><text:span text:style-name="T2"><text:s text:c="8"/></text:span><text:span text:style-name="T2"><text:tab/></text:span><text:span text:style-name="T2">2419200 </text:span><text:span text:style-name="T2"><text:tab/></text:span><text:span text:style-name="T2">; Expire</text:span></text:p>
            <text:p text:style-name="P5"><text:span text:style-name="T2"><text:s text:c="9"/></text:span><text:span text:style-name="T2"><text:tab/></text:span><text:span text:style-name="T2">604800 ) <text:s text:c="2"/>; Negative Cache TTL</text:span></text:p>
            <text:p text:style-name="P5"><text:span text:style-name="T2">;</text:span></text:p>
            <text:p text:style-name="P5"><text:span text:style-name="T2">nombre.dominio <text:s/></text:span><text:span text:style-name="T2"><text:tab/></text:span><text:span text:style-name="T2">IN <text:s/></text:span><text:span text:style-name="T2"><text:tab/></text:span><text:span text:style-name="T2">NS <text:s/></text:span><text:span text:style-name="T2"><text:tab/></text:span><text:span text:style-name="T2">servicios.nombre.dominio</text:span></text:p>
            <text:p text:style-name="P5"><text:span text:style-name="T2">nombre.dominio <text:s/></text:span><text:span text:style-name="T2"><text:tab/></text:span><text:span text:style-name="T2">IN <text:s/></text:span><text:span text:style-name="T2"><text:tab/></text:span><text:span text:style-name="T2">A <text:s text:c="2"/></text:span><text:span text:style-name="T2"><text:tab/></text:span><text:span text:style-name="T2">xxx.xxx.xxx.xxx</text:span></text:p>
            <text:p text:style-name="P5"><text:span text:style-name="T2">; NS indicates that servicios is the name server on nombre.dominio</text:span></text:p>
            <text:p text:style-name="P5"><text:span text:style-name="T2">; MX indicates that servicios is (also) the mail server on nombre.dominio </text:span></text:p>
            <text:p text:style-name="P5"><text:span text:style-name="T2"/></text:p>
            <text:p text:style-name="P5"><text:span text:style-name="T2">$ORIGIN nombre.dominio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DNS interno</text:p>
          </draw:text-box>
        </draw:frame>
        <draw:frame presentation:style-name="pr3" draw:layer="layout" svg:width="25.199cm" svg:height="4.2cm" svg:x="1.401cm" svg:y="3.8cm" presentation:class="outline" presentation:user-transformed="true">
          <draw:text-box>
            <text:list text:style-name="L3">
              <text:list-header>
                <text:p>Configuración:</text:p>
              </text:list-header>
              <text:list-item>
                <text:p>Crear el fichero rev.xxx.xxx.xxx</text:p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gr5" draw:text-style-name="P6" draw:layer="layout" svg:width="12.559cm" svg:height="6.413cm" svg:x="3cm" svg:y="7.6cm">
          <draw:text-box>
            <text:p text:style-name="P5"><text:span text:style-name="T2">root@xxxxx:~# cat /etc/bind/rev.xxx.xxx.xxx</text:span></text:p>
            <text:p text:style-name="P5"><text:span text:style-name="T2">; IP Address-to-Host DNS Pointers for the xxx.xxx.xxx subnet</text:span></text:p>
            <text:p text:style-name="P5"><text:span text:style-name="T2">@ IN SOA servicios.nombre.dominio. Servicio.nombre.dominio (</text:span></text:p>
            <text:p text:style-name="P5"><text:span text:style-name="T2"><text:tab/></text:span><text:span text:style-name="T2">2013102101 ; serial </text:span></text:p>
            <text:p text:style-name="P5"><text:span text:style-name="T2"><text:tab/></text:span><text:span text:style-name="T2">8H ; refresh</text:span></text:p>
            <text:p text:style-name="P5"><text:span text:style-name="T2"><text:tab/></text:span><text:span text:style-name="T2">4H ; retry</text:span></text:p>
            <text:p text:style-name="P5"><text:span text:style-name="T2"><text:tab/></text:span><text:span text:style-name="T2">4W ; expire</text:span></text:p>
            <text:p text:style-name="P5"><text:span text:style-name="T2"><text:tab/></text:span><text:span text:style-name="T2">1D ; minimum</text:span></text:p>
            <text:p text:style-name="P5"><text:span text:style-name="T2">)</text:span></text:p>
            <text:p text:style-name="P5"><text:span text:style-name="T2">; define the authoritative name server</text:span></text:p>
            <text:p text:style-name="P5"><text:span text:style-name="T2"><text:s text:c="7"/></text:span><text:span text:style-name="T2"><text:tab/></text:span><text:span text:style-name="T2">IN NS servicios.nombre.dominio.</text:span></text:p>
            <text:p text:style-name="P5"><text:span text:style-name="T2">; our hosts, in numeric order</text:span></text:p>
            <text:p text:style-name="P5"><text:span text:style-name="T2">1 <text:s text:c="6"/>IN <text:s text:c="5"/>PTR <text:s text:c="3"/>servicio.nombre.domin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DNS interno</text:p>
          </draw:text-box>
        </draw:frame>
        <draw:frame presentation:style-name="pr3" draw:layer="layout" svg:width="25.199cm" svg:height="14.6cm" svg:x="1.401cm" svg:y="3.8cm" presentation:class="outline" presentation:user-transformed="true">
          <draw:text-box>
            <text:list text:style-name="L3">
              <text:list-header>
                <text:p>Configuración:</text:p>
              </text:list-header>
              <text:list-item>
                <text:p>Iremos añadiendo los nombres de las máquinas que se vayan creando a los ficheros.</text:p>
              </text:list-item>
              <text:list-item>
                <text:p>Si configuramos la red de la forma estática en algún equipo, debemos usar el DNS.</text:p>
              </text:list-item>
              <text:list-item>
                <text:p>Si configuramos por DHCP, este cambio ya se ve reflejado.</text:p>
              </text:list-item>
              <text:list-item>
                <text:p>Para añadir un nombre, editamos los ficheros db.nombre.dominio y rev.xxx.xxx.xxx</text:p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DNS interno</text:p>
          </draw:text-box>
        </draw:frame>
        <draw:frame presentation:style-name="pr3" draw:layer="layout" svg:width="25.199cm" svg:height="14.6cm" svg:x="1.401cm" svg:y="3.8cm" presentation:class="outline" presentation:user-transformed="true">
          <draw:text-box>
            <text:list text:style-name="L3">
              <text:list-header>
                <text:p>Configuración:</text:p>
              </text:list-header>
              <text:list-item>
                <text:p>Cada vez que realicemos cambios debemos reiniciar el servidor.</text:p>
                <text:p>root@xxxxx:~# service bind9 restart</text:p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Apache en máquina de servicios</text:p>
          </draw:text-box>
        </draw:frame>
        <draw:frame presentation:style-name="pr3" draw:layer="layout" svg:width="25.199cm" svg:height="14.6cm" svg:x="1.401cm" svg:y="3.8cm" presentation:class="outline" presentation:user-transformed="true">
          <draw:text-box>
            <text:list text:style-name="L3">
              <text:list-header>
                <text:p>Finalidad de instalación:</text:p>
              </text:list-header>
              <text:list-item>
                <text:p>Uso interno.</text:p>
              </text:list-item>
              <text:list-item>
                <text:p>Alojar la wiki.</text:p>
                <text:p/>
                <text:p/>
                <text:p>Si se considera necesario, se pueden añadir diferentes VirtualHosts para alojar servicios webs públicos.</text:p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Apache en máquina de servicios</text:p>
          </draw:text-box>
        </draw:frame>
        <draw:frame presentation:style-name="pr3" draw:layer="layout" svg:width="25.199cm" svg:height="14.6cm" svg:x="1.401cm" svg:y="3.8cm" presentation:class="outline" presentation:user-transformed="true">
          <draw:text-box>
            <text:list text:style-name="L3">
              <text:list-item>
                <text:p><text:span text:style-name="T3">Instalación:</text:span></text:p>
                <text:p><text:span text:style-name="T3"># aptitude install apache2</text:span></text:p>
                <text:p><text:span text:style-name="T3"/></text:p>
              </text:list-item>
              <text:list-item>
                <text:p><text:span text:style-name="T3">Soporte para php:</text:span></text:p>
                <text:p><text:span text:style-name="T3"># aptitude install php5</text:span></text:p>
                <text:p><text:span text:style-name="T3"/></text:p>
              </text:list-item>
              <text:list-item>
                <text:p><text:span text:style-name="T3">Servidor mysql:</text:span></text:p>
                <text:p><text:span text:style-name="T3"># aptitude install mysql-server</text:span></text:p>
                <text:p><text:span text:style-name="T3"/></text:p>
              </text:list-item>
              <text:list-item>
                <text:p><text:span text:style-name="T3">Phpmyadmin:</text:span></text:p>
              </text:list-item>
              <text:list-item>
                <text:p><text:span text:style-name="T3"># aptitude install phpmyadmin</text:span></text:p>
                <text:p/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Apache en máquina de servicios</text:p>
          </draw:text-box>
        </draw:frame>
        <draw:frame presentation:style-name="pr3" draw:layer="layout" svg:width="25.199cm" svg:height="1.6cm" svg:x="1.401cm" svg:y="3.8cm" presentation:class="outline" presentation:user-transformed="true">
          <draw:text-box>
            <text:list text:style-name="L3">
              <text:list-item>
                <text:p>Configuración sólo acceso interno:</text:p>
                <text:p/>
                <text:p/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gr5" draw:text-style-name="P6" draw:layer="layout" svg:width="14.148cm" svg:height="12.101cm" svg:x="0.365cm" svg:y="5.291cm">
          <draw:text-box>
            <text:p text:style-name="P5"><text:span text:style-name="T2"># cat /etc/phpmyadmin/apache.conf</text:span></text:p>
            <text:p text:style-name="P5"><text:span text:style-name="T2"># phpMyAdmin default Apache configuration</text:span></text:p>
            <text:p text:style-name="P5"><text:span text:style-name="T2"/></text:p>
            <text:p text:style-name="P5"><text:span text:style-name="T2">&lt;VirtualHost xxx.xxx.xxx.xxx&gt; </text:span></text:p>
            <text:p text:style-name="P5"><text:span text:style-name="T2"/></text:p>
            <text:p text:style-name="P5"><text:span text:style-name="T2">Alias /phpmyadmin /usr/share/phpmyadmin</text:span></text:p>
            <text:p text:style-name="P5"><text:span text:style-name="T2"/></text:p>
            <text:p text:style-name="P5"><text:span text:style-name="T2">&lt;Directory /usr/share/phpmyadmin&gt;</text:span></text:p>
            <text:p text:style-name="P5"><text:span text:style-name="T2"><text:s text:c="4"/></text:span><text:span text:style-name="T2"><text:tab/></text:span><text:span text:style-name="T2">Options FollowSymLinks</text:span></text:p>
            <text:p text:style-name="P5"><text:span text:style-name="T2"><text:s text:c="4"/></text:span><text:span text:style-name="T2"><text:tab/></text:span><text:span text:style-name="T2">DirectoryIndex index.php </text:span></text:p>
            <text:p text:style-name="P5"><text:span text:style-name="T2"/></text:p>
            <text:p text:style-name="P5"><text:span text:style-name="T2"><text:s text:c="4"/></text:span><text:span text:style-name="T2"><text:tab/></text:span><text:span text:style-name="T2">&lt;IfModule mod_php5.c&gt;</text:span></text:p>
            <text:p text:style-name="P5"><text:span text:style-name="T2"><text:s text:c="12"/></text:span><text:span text:style-name="T2"><text:tab/></text:span><text:span text:style-name="T2">AddType application/x-httpd-php .php</text:span></text:p>
            <text:p text:style-name="P5"><text:span text:style-name="T2"/></text:p>
            <text:p text:style-name="P5"><text:span text:style-name="T2"><text:s text:c="12"/></text:span><text:span text:style-name="T2"><text:tab/></text:span><text:span text:style-name="T2">php_flag magic_quotes_gpc Off</text:span></text:p>
            <text:p text:style-name="P5"><text:span text:style-name="T2"><text:s text:c="12"/></text:span><text:span text:style-name="T2"><text:tab/></text:span><text:span text:style-name="T2">php_flag track_vars On</text:span></text:p>
            <text:p text:style-name="P5"><text:span text:style-name="T2"><text:s text:c="12"/></text:span><text:span text:style-name="T2"><text:tab/></text:span><text:span text:style-name="T2">php_flag register_globals Off</text:span></text:p>
            <text:p text:style-name="P5"><text:span text:style-name="T2"><text:s text:c="12"/></text:span><text:span text:style-name="T2"><text:tab/></text:span><text:span text:style-name="T2">php_admin_flag allow_url_fopen Off</text:span></text:p>
            <text:p text:style-name="P5"><text:span text:style-name="T2"><text:s text:c="12"/></text:span><text:span text:style-name="T2"><text:tab/></text:span><text:span text:style-name="T2">php_value include_path .</text:span></text:p>
            <text:p text:style-name="P5"><text:span text:style-name="T2"><text:s text:c="12"/></text:span><text:span text:style-name="T2"><text:tab/></text:span><text:span text:style-name="T2">php_admin_value upload_tmp_dir /var/lib/phpmyadmin/tmp</text:span></text:p>
            <text:p text:style-name="P5"><text:span text:style-name="T2"><text:s text:c="12"/></text:span><text:span text:style-name="T2"><text:tab/></text:span><text:span text:style-name="T2">php_admin_value open_basedir /usr/share/phpmyadmin/:/</text:span></text:p>
            <text:p text:style-name="P5"><text:span text:style-name="T2"><text:tab/></text:span><text:span text:style-name="T2"><text:tab/></text:span><text:span text:style-name="T2"><text:tab/></text:span><text:span text:style-name="T2">etc/phpmyadmin/:/var/lib/phpmyadmin/</text:span></text:p>
            <text:p text:style-name="P5"><text:span text:style-name="T2"><text:s text:c="4"/></text:span><text:span text:style-name="T2"><text:tab/></text:span><text:span text:style-name="T2">&lt;/IfModule&gt;</text:span></text:p>
            <text:p text:style-name="P5"><text:span text:style-name="T2"/></text:p>
            <text:p text:style-name="P5"><text:span text:style-name="T2">&lt;/Directory&gt;</text:span></text:p>
          </draw:text-box>
        </draw:frame>
        <draw:frame draw:style-name="gr5" draw:text-style-name="P6" draw:layer="layout" svg:width="10.629cm" svg:height="10.205cm" svg:x="16.4cm" svg:y="5.291cm">
          <draw:text-box>
            <text:p text:style-name="P5"><text:span text:style-name="T2"># Authorize for setup</text:span></text:p>
            <text:p text:style-name="P5"><text:span text:style-name="T2">&lt;Directory /usr/share/phpmyadmin/setup&gt;</text:span></text:p>
            <text:p text:style-name="P5"><text:span text:style-name="T2"><text:tab/></text:span><text:span text:style-name="T2">&lt;IfModule mod_authn_file.c&gt;</text:span></text:p>
            <text:p text:style-name="P5"><text:span text:style-name="T2"><text:tab/></text:span><text:span text:style-name="T2">AuthType Basic</text:span></text:p>
            <text:p text:style-name="P5"><text:span text:style-name="T2"><text:tab/></text:span><text:span text:style-name="T2">AuthName "phpMyAdmin Setup"</text:span></text:p>
            <text:p text:style-name="P5"><text:span text:style-name="T2"><text:tab/></text:span><text:span text:style-name="T2">AuthUserFile /etc/phpmyadmin/htpasswd.setup</text:span></text:p>
            <text:p text:style-name="P5"><text:span text:style-name="T2"><text:tab/></text:span><text:span text:style-name="T2">&lt;/IfModule&gt;</text:span></text:p>
            <text:p text:style-name="P5"><text:span text:style-name="T2"><text:tab/></text:span><text:span text:style-name="T2">Require valid-user</text:span></text:p>
            <text:p text:style-name="P5"><text:span text:style-name="T2">&lt;/Directory&gt;</text:span></text:p>
            <text:p text:style-name="P5"><text:span text:style-name="T2"/></text:p>
            <text:p text:style-name="P5"><text:span text:style-name="T2"># Disallow web access to directories that don't need it</text:span></text:p>
            <text:p text:style-name="P5"><text:span text:style-name="T2">&lt;Directory /usr/share/phpmyadmin/libraries&gt;</text:span></text:p>
            <text:p text:style-name="P5"><text:span text:style-name="T2"><text:tab/></text:span><text:span text:style-name="T2">Order Deny,Allow</text:span></text:p>
            <text:p text:style-name="P5"><text:span text:style-name="T2"><text:tab/></text:span><text:span text:style-name="T2">Deny from All</text:span></text:p>
            <text:p text:style-name="P5"><text:span text:style-name="T2">&lt;/Directory&gt;</text:span></text:p>
            <text:p text:style-name="P5"><text:span text:style-name="T2">&lt;Directory /usr/share/phpmyadmin/setup/lib&gt;</text:span></text:p>
            <text:p text:style-name="P5"><text:span text:style-name="T2"><text:tab/></text:span><text:span text:style-name="T2">Order Deny,Allow</text:span></text:p>
            <text:p text:style-name="P5"><text:span text:style-name="T2"><text:tab/></text:span><text:span text:style-name="T2">Deny from All</text:span></text:p>
            <text:p text:style-name="P5"><text:span text:style-name="T2">&lt;/Directory&gt;</text:span></text:p>
            <text:p text:style-name="P5"><text:span text:style-name="T2"/></text:p>
            <text:p text:style-name="P5"><text:span text:style-name="T2">&lt;/VirtualHost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Wiki</text:p>
          </draw:text-box>
        </draw:frame>
        <draw:frame presentation:style-name="pr3" draw:layer="layout" svg:width="25.199cm" svg:height="7cm" svg:x="1.401cm" svg:y="3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Instalación:</text:p>
                <text:p/>
                <text:p># aptitude install mediawiki</text:p>
                <text:p/>
                <text:p/>
                <text:p/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Wiki</text:p>
          </draw:text-box>
        </draw:frame>
        <draw:frame presentation:style-name="pr3" draw:layer="layout" svg:width="25.199cm" svg:height="3.2cm" svg:x="1.401cm" svg:y="3.8cm" presentation:class="outline" presentation:user-transformed="true">
          <draw:text-box>
            <text:list text:style-name="L3">
              <text:list-item>
                <text:p>Moficación del fichero de configuración de Apache para mediawiki:</text:p>
                <text:p/>
                <text:p/>
                <text:p/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gr5" draw:text-style-name="P6" draw:layer="layout" svg:width="9.557cm" svg:height="12.575cm" svg:x="2.8cm" svg:y="6.4cm">
          <draw:text-box>
            <text:p text:style-name="P5"><text:span text:style-name="T2">/var/www# cat /etc/mediawiki/apache.conf</text:span></text:p>
            <text:p text:style-name="P5"><text:span text:style-name="T2"># Uncomment this to add an alias.</text:span></text:p>
            <text:p text:style-name="P5"><text:span text:style-name="T2"># This does not work properly with virtual hosts..</text:span></text:p>
            <text:p text:style-name="P5"><text:span text:style-name="T2">#Alias /mediawiki /var/lib/mediawiki</text:span></text:p>
            <text:p text:style-name="P5"><text:span text:style-name="T2"/></text:p>
            <text:p text:style-name="P5"><text:span text:style-name="T2">&lt;VirtualHost xxx.xxx.xxx.xxx:xxxx&gt;</text:span></text:p>
            <text:p text:style-name="P5"><text:span text:style-name="T2"><text:s text:c="4"/></text:span><text:span text:style-name="T2"><text:tab/></text:span><text:span text:style-name="T2">ServerName wiki</text:span></text:p>
            <text:p text:style-name="P5"><text:span text:style-name="T2"><text:s text:c="4"/></text:span><text:span text:style-name="T2"><text:tab/></text:span><text:span text:style-name="T2">DocumentRoot /var/lib/mediawiki/</text:span></text:p>
            <text:p text:style-name="P5"><text:span text:style-name="T2"><text:s text:c="4"/></text:span><text:span text:style-name="T2"><text:tab/></text:span><text:span text:style-name="T2">&lt;Directory /var/lib/mediawiki/&gt;</text:span></text:p>
            <text:p text:style-name="P5"><text:span text:style-name="T2"><text:s text:c="12"/></text:span><text:span text:style-name="T2"><text:tab/></text:span><text:span text:style-name="T2">Options +FollowSymLinks</text:span></text:p>
            <text:p text:style-name="P5"><text:span text:style-name="T2"><text:s text:c="12"/></text:span><text:span text:style-name="T2"><text:tab/></text:span><text:span text:style-name="T2">AllowOverride All</text:span></text:p>
            <text:p text:style-name="P5"><text:span text:style-name="T2"><text:s text:c="12"/></text:span><text:span text:style-name="T2"><text:tab/></text:span><text:span text:style-name="T2">order allow,deny</text:span></text:p>
            <text:p text:style-name="P5"><text:span text:style-name="T2"><text:s text:c="12"/></text:span><text:span text:style-name="T2"><text:tab/></text:span><text:span text:style-name="T2">allow from all</text:span></text:p>
            <text:p text:style-name="P5"><text:span text:style-name="T2"><text:s text:c="4"/></text:span><text:span text:style-name="T2"><text:tab/></text:span><text:span text:style-name="T2">&lt;/Directory&gt;</text:span></text:p>
            <text:p text:style-name="P5"><text:span text:style-name="T2"/></text:p>
            <text:p text:style-name="P5"><text:span text:style-name="T2"><text:s text:c="4"/></text:span><text:span text:style-name="T2"><text:tab/></text:span><text:span text:style-name="T2"># some directories must be protected</text:span></text:p>
            <text:p text:style-name="P5"><text:span text:style-name="T2"><text:s text:c="4"/></text:span><text:span text:style-name="T2"><text:tab/></text:span><text:span text:style-name="T2">&lt;Directory /var/lib/mediawiki/config&gt;</text:span></text:p>
            <text:p text:style-name="P5"><text:span text:style-name="T2"><text:s text:c="12"/></text:span><text:span text:style-name="T2"><text:tab/></text:span><text:span text:style-name="T2">Options -FollowSymLinks</text:span></text:p>
            <text:p text:style-name="P5"><text:span text:style-name="T2"><text:s text:c="12"/></text:span><text:span text:style-name="T2"><text:tab/></text:span><text:span text:style-name="T2">AllowOverride None</text:span></text:p>
            <text:p text:style-name="P5"><text:span text:style-name="T2"><text:s text:c="4"/></text:span><text:span text:style-name="T2"><text:tab/></text:span><text:span text:style-name="T2">&lt;/Directory&gt;</text:span></text:p>
            <text:p text:style-name="P5"><text:span text:style-name="T2"><text:s text:c="4"/></text:span><text:span text:style-name="T2"><text:tab/></text:span><text:span text:style-name="T2">&lt;Directory /var/lib/mediawiki/upload&gt;</text:span></text:p>
            <text:p text:style-name="P5"><text:span text:style-name="T2"><text:s text:c="12"/></text:span><text:span text:style-name="T2"><text:tab/></text:span><text:span text:style-name="T2">Options -FollowSymLinks</text:span></text:p>
            <text:p text:style-name="P5"><text:span text:style-name="T2"><text:s text:c="12"/></text:span><text:span text:style-name="T2"><text:tab/></text:span><text:span text:style-name="T2">AllowOverride None</text:span></text:p>
            <text:p text:style-name="P5"><text:span text:style-name="T2"><text:s text:c="4"/></text:span><text:span text:style-name="T2"><text:tab/></text:span><text:span text:style-name="T2">&lt;/Directory&gt; </text:span></text:p>
            <text:p text:style-name="P5"><text:span text:style-name="T2"/></text:p>
            <text:p text:style-name="P5"><text:span text:style-name="T2">&lt;/VirtualHost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Disco de Scratch por NFS</text:p>
          </draw:text-box>
        </draw:frame>
        <draw:frame presentation:style-name="pr3" draw:layer="layout" svg:width="25.199cm" svg:height="14.6cm" svg:x="1.401cm" svg:y="3.8cm" presentation:class="outline" presentation:user-transformed="true">
          <draw:text-box>
            <text:list text:style-name="L3">
              <text:list-item>
                <text:p>Uso de un disco de red para intercambio de ficheros.</text:p>
              </text:list-item>
              <text:list-item>
                <text:p>Sólo para usuarios internos.</text:p>
              </text:list-item>
              <text:list-item>
                <text:p>Se crea y exporta un NFS en la máquina de servicios para montar en los equipos de la red.</text:p>
                <text:p/>
              </text:list-item>
              <text:list-item>
                <text:p>Instalación:</text:p>
                <text:p># aptitude install nfs-server</text:p>
                <text:p/>
                <text:p/>
                <text:p/>
                <text:p/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Disco de Scratch por NFS</text:p>
          </draw:text-box>
        </draw:frame>
        <draw:frame presentation:style-name="pr3" draw:layer="layout" svg:width="25.199cm" svg:height="3.2cm" svg:x="1.401cm" svg:y="3.8cm" presentation:class="outline" presentation:user-transformed="true">
          <draw:text-box>
            <text:list text:style-name="L3">
              <text:list-item>
                <text:p>Modificación del fichero exports para añadir el directorio que queremos exportar y la red en la que tendrá permisos y la vpn.</text:p>
                <text:p/>
                <text:p/>
                <text:p/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gr5" draw:text-style-name="P6" draw:layer="layout" svg:width="18.612cm" svg:height="6.413cm" svg:x="4cm" svg:y="7.4cm">
          <draw:text-box>
            <text:p text:style-name="P5"><text:span text:style-name="T2"># cat /etc/exports </text:span></text:p>
            <text:p text:style-name="P5"><text:span text:style-name="T2"># /etc/exports: the access control list for filesystems which may be exported</text:span></text:p>
            <text:p text:style-name="P5"><text:span text:style-name="T2"># <text:s text:c="14"/>to NFS clients. <text:s/>See exports(5).</text:span></text:p>
            <text:p text:style-name="P5"><text:span text:style-name="T2">#</text:span></text:p>
            <text:p text:style-name="P5"><text:span text:style-name="T2"># Example for NFSv2 and NFSv3:</text:span></text:p>
            <text:p text:style-name="P5"><text:span text:style-name="T2"># /srv/homes <text:s text:c="6"/>hostname1(rw,sync,no_subtree_check) hostname2(ro,sync,no_subtree_check)</text:span></text:p>
            <text:p text:style-name="P5"><text:span text:style-name="T2">#</text:span></text:p>
            <text:p text:style-name="P5"><text:span text:style-name="T2"># Example for NFSv4:</text:span></text:p>
            <text:p text:style-name="P5"><text:span text:style-name="T2"># /srv/nfs4 <text:s text:c="7"/>gss/krb5i(rw,sync,fsid=0,crossmnt,no_subtree_check)</text:span></text:p>
            <text:p text:style-name="P5"><text:span text:style-name="T2"># /srv/nfs4/homes <text:s/>gss/krb5i(rw,sync,no_subtree_check)</text:span></text:p>
            <text:p text:style-name="P5"><text:span text:style-name="T2">#</text:span></text:p>
            <text:p text:style-name="P5"><text:span text:style-name="T2">/var/scratch xxx.xxx.xxx.xxx/xx(rw,sync,no_subtree_check)</text:span></text:p>
            <text:p text:style-name="P5"><text:span text:style-name="T2">/var/scratch xxx.xxx.xxx.xxx/xx(rw,sync,no_subtree_check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Disco de Scratch por NFS</text:p>
          </draw:text-box>
        </draw:frame>
        <draw:frame presentation:style-name="pr3" draw:layer="layout" svg:width="25.199cm" svg:height="7.6cm" svg:x="1.401cm" svg:y="3.8cm" presentation:class="outline" presentation:user-transformed="true">
          <draw:text-box>
            <text:list text:style-name="L3">
              <text:list-item>
                <text:p>Reiniciar el servicio.</text:p>
                <text:p/>
                <text:p>service nfs-kernel-server restart</text:p>
                <text:p/>
                <text:p/>
                <text:p/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OpenNebula</text:p>
          </draw:text-box>
        </draw:frame>
        <draw:frame presentation:style-name="pr3" draw:layer="layout" svg:width="25.199cm" svg:height="15.2cm" svg:x="1.401cm" svg:y="3.8cm" presentation:class="outline" presentation:user-transformed="true">
          <draw:text-box>
            <text:list text:style-name="L3">
              <text:list-item>
                <text:p>Es un conjunto de herramientas para la gestión de centros de datos de infraestructuras distribuídas.</text:p>
              </text:list-item>
              <text:list-item>
                <text:p>Gestiona la infraestructura virtual de un centro de datos para construir implementaciones privadas, públicas e híbridas de infraestructuras como servio.</text:p>
              </text:list-item>
              <text:list-item>
                <text:p>Incluye herramientas para la integración, gestión, escalabilidad y contabilidad.</text:p>
              </text:list-item>
              <text:list-item>
                <text:p>Es utilizado por proveedores de alojamiento, operadores de telecomunicaciones, proveedores de servicio TI, centros de supercomputación, laboratorios de investigación y proyectos de investigación internacionales.</text:p>
                <text:p/>
                <text:p/>
                <text:p/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OpenNebula</text:p>
          </draw:text-box>
        </draw:frame>
        <draw:frame presentation:style-name="pr3" draw:layer="layout" svg:width="25.199cm" svg:height="1.6cm" svg:x="1.401cm" svg:y="3.8cm" presentation:class="outline" presentation:user-transformed="true">
          <draw:text-box>
            <text:list text:style-name="L3">
              <text:list-item>
                <text:p>Instalación de dependencias previas:</text:p>
                <text:p/>
                <text:p/>
                <text:p/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gr7" draw:text-style-name="P6" draw:layer="layout" svg:width="7.542cm" svg:height="11.4cm" svg:x="1.8cm" svg:y="6.4cm">
          <draw:text-box>
            <text:p text:style-name="P5"><text:span text:style-name="T2">aptitude install ruby1.8-full</text:span></text:p>
            <text:p text:style-name="P5"><text:span text:style-name="T2">aptitude install xml-rpc-api2cpp</text:span></text:p>
            <text:p text:style-name="P5"><text:span text:style-name="T2">adduser -home /var/lib/one oneadmin</text:span></text:p>
          </draw:text-box>
        </draw:frame>
        <draw:frame draw:style-name="gr5" draw:text-style-name="P6" draw:layer="layout" svg:width="20.547cm" svg:height="2.621cm" svg:x="2cm" svg:y="8.6cm">
          <draw:text-box>
            <text:p text:style-name="P5"><text:span text:style-name="T2">wget http://opennebula.org/repo/Debian/repo.key</text:span></text:p>
            <text:p text:style-name="P5"><text:span text:style-name="T2">apt-key add repo.key</text:span></text:p>
            <text:p text:style-name="P5"><text:span text:style-name="T2">echo "deb http://opennebula.org/repo/Debian/7 stable opennebula" &gt; /etc/apt/sources.list.d/opennebula.list</text:span></text:p>
            <text:p text:style-name="P5"><text:span text:style-name="T2">apt-get update</text:span></text:p>
            <text:p text:style-name="P5"><text:span text:style-name="T2">aptitude install opennebul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OpenNebula</text:p>
          </draw:text-box>
        </draw:frame>
        <draw:frame presentation:style-name="pr3" draw:layer="layout" svg:width="25.199cm" svg:height="2.6cm" svg:x="1.401cm" svg:y="3.8cm" presentation:class="outline" presentation:user-transformed="true">
          <draw:text-box>
            <text:list text:style-name="L3">
              <text:list-item>
                <text:p>Creación de directorio que hará las funciones de Datastore.</text:p>
                <text:p/>
                <text:p/>
                <text:p/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gr5" draw:text-style-name="P6" draw:layer="layout" svg:width="18.612cm" svg:height="6.887cm" svg:x="2.053cm" svg:y="6.379cm">
          <draw:text-box>
            <text:p text:style-name="P5"><text:span text:style-name="T2">apt-get install nfs-common nfs-kernel-server</text:span></text:p>
            <text:p text:style-name="P5"><text:span text:style-name="T2"><text:s/></text:span></text:p>
            <text:p text:style-name="P5"><text:span text:style-name="T2">cat /etc/exports </text:span></text:p>
            <text:p text:style-name="P5"><text:span text:style-name="T2"># /etc/exports: the access control list for filesystems which may be exported</text:span></text:p>
            <text:p text:style-name="P5"><text:span text:style-name="T2"># <text:s text:c="14"/>to NFS clients. <text:s/>See exports(5).</text:span></text:p>
            <text:p text:style-name="P5"><text:span text:style-name="T2">#</text:span></text:p>
            <text:p text:style-name="P5"><text:span text:style-name="T2"># Example for NFSv2 and NFSv3:</text:span></text:p>
            <text:p text:style-name="P5"><text:span text:style-name="T2"># /srv/homes <text:s text:c="6"/>hostname1(rw,sync,no_subtree_check) hostname2(ro,sync,no_subtree_check)</text:span></text:p>
            <text:p text:style-name="P5"><text:span text:style-name="T2">#</text:span></text:p>
            <text:p text:style-name="P5"><text:span text:style-name="T2"># Example for NFSv4:</text:span></text:p>
            <text:p text:style-name="P5"><text:span text:style-name="T2"># /srv/nfs4 <text:s text:c="7"/>gss/krb5i(rw,sync,fsid=0,crossmnt,no_subtree_check)</text:span></text:p>
            <text:p text:style-name="P5"><text:span text:style-name="T2"># /srv/nfs4/homes <text:s/>gss/krb5i(rw,sync,no_subtree_check)</text:span></text:p>
            <text:p text:style-name="P5"><text:span text:style-name="T2">#</text:span></text:p>
            <text:p text:style-name="P5"><text:span text:style-name="T2">/var/datastore/ xxx.xxx.xxx.xxx(rw,sync)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OpenNebula</text:p>
          </draw:text-box>
        </draw:frame>
        <draw:frame presentation:style-name="pr3" draw:layer="layout" svg:width="25.199cm" svg:height="2.6cm" svg:x="1.401cm" svg:y="3.8cm" presentation:class="outline" presentation:user-transformed="true">
          <draw:text-box>
            <text:list text:style-name="L3">
              <text:list-item>
                <text:p>Creación de directorio que hará las funciones de Datastore.</text:p>
                <text:p/>
                <text:p/>
                <text:p/>
              </text:list-item>
            </text:list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gr5" draw:text-style-name="P6" draw:layer="layout" svg:width="18.612cm" svg:height="6.887cm" svg:x="2.053cm" svg:y="6.379cm">
          <draw:text-box>
            <text:p text:style-name="P5"><text:span text:style-name="T2">apt-get install nfs-common nfs-kernel-server</text:span></text:p>
            <text:p text:style-name="P5"><text:span text:style-name="T2"><text:s/></text:span></text:p>
            <text:p text:style-name="P5"><text:span text:style-name="T2">cat /etc/exports </text:span></text:p>
            <text:p text:style-name="P5"><text:span text:style-name="T2"># /etc/exports: the access control list for filesystems which may be exported</text:span></text:p>
            <text:p text:style-name="P5"><text:span text:style-name="T2"># <text:s text:c="14"/>to NFS clients. <text:s/>See exports(5).</text:span></text:p>
            <text:p text:style-name="P5"><text:span text:style-name="T2">#</text:span></text:p>
            <text:p text:style-name="P5"><text:span text:style-name="T2"># Example for NFSv2 and NFSv3:</text:span></text:p>
            <text:p text:style-name="P5"><text:span text:style-name="T2"># /srv/homes <text:s text:c="6"/>hostname1(rw,sync,no_subtree_check) hostname2(ro,sync,no_subtree_check)</text:span></text:p>
            <text:p text:style-name="P5"><text:span text:style-name="T2">#</text:span></text:p>
            <text:p text:style-name="P5"><text:span text:style-name="T2"># Example for NFSv4:</text:span></text:p>
            <text:p text:style-name="P5"><text:span text:style-name="T2"># /srv/nfs4 <text:s text:c="7"/>gss/krb5i(rw,sync,fsid=0,crossmnt,no_subtree_check)</text:span></text:p>
            <text:p text:style-name="P5"><text:span text:style-name="T2"># /srv/nfs4/homes <text:s/>gss/krb5i(rw,sync,no_subtree_check)</text:span></text:p>
            <text:p text:style-name="P5"><text:span text:style-name="T2">#</text:span></text:p>
            <text:p text:style-name="P5"><text:span text:style-name="T2">/var/datastore/ xxx.xxx.xxx.xxx(rw,sync)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OpenNebula</text:p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presentation:style-name="pr3" draw:layer="layout" svg:width="25.199cm" svg:height="2.6cm" svg:x="0.8cm" svg:y="4.4cm" presentation:class="outline" presentation:user-transformed="true">
          <draw:text-box>
            <text:list text:style-name="L3">
              <text:list-item>
                <text:p>Reiniciar el sistema.</text:p>
                <text:p>service nfs-kernel-server restart</text:p>
                <text:p/>
                <text:p/>
                <text:p/>
              </text:list-item>
            </text:list>
          </draw:text-box>
        </draw:frame>
        <draw:frame presentation:style-name="pr3" draw:layer="layout" svg:width="25.199cm" svg:height="2.6cm" svg:x="0.801cm" svg:y="7.6cm" presentation:class="outline" presentation:user-transformed="true">
          <draw:text-box>
            <text:list text:style-name="L3">
              <text:list-item>
                <text:p>Añadir usuario de cloud.</text:p>
                <text:p>adduser oneadmin sudo 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OpenNebula</text:p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presentation:style-name="pr3" draw:layer="layout" svg:width="25.199cm" svg:height="2.6cm" svg:x="0.8cm" svg:y="4.4cm" presentation:class="outline" presentation:user-transformed="true">
          <draw:text-box>
            <text:list text:style-name="L3">
              <text:list-item>
                <text:p>Instalar utilidades para configurar la red:</text:p>
                <text:p/>
                <text:p/>
                <text:p/>
              </text:list-item>
            </text:list>
          </draw:text-box>
        </draw:frame>
        <draw:frame draw:style-name="gr5" draw:text-style-name="P6" draw:layer="layout" svg:width="13.397cm" svg:height="10.205cm" svg:x="0.603cm" svg:y="5.995cm">
          <draw:text-box>
            <text:p text:style-name="P5"><text:span text:style-name="T2">aptitude install bridge-utils</text:span></text:p>
            <text:p text:style-name="P5"><text:span text:style-name="T2">root@cloud40:~# cat /etc/network/interfaces </text:span></text:p>
            <text:p text:style-name="P5"><text:span text:style-name="T2"># This file describes the network interfaces available on your system</text:span></text:p>
            <text:p text:style-name="P5"><text:span text:style-name="T2"># and how to activate them. For more information, see interfaces(5). </text:span></text:p>
            <text:p text:style-name="P5"><text:span text:style-name="T2"/></text:p>
            <text:p text:style-name="P5"><text:span text:style-name="T2"># The loopback network interface</text:span></text:p>
            <text:p text:style-name="P5"><text:span text:style-name="T2">auto lo</text:span></text:p>
            <text:p text:style-name="P5"><text:span text:style-name="T2">iface lo inet loopback </text:span></text:p>
            <text:p text:style-name="P5"><text:span text:style-name="T2"/></text:p>
            <text:p text:style-name="P5"><text:span text:style-name="T2"># The primary network interface</text:span></text:p>
            <text:p text:style-name="P5"><text:span text:style-name="T2">allow-hotplug eth1</text:span></text:p>
            <text:p text:style-name="P5"><text:span text:style-name="T2">#iface eth1 inet dhcp</text:span></text:p>
            <text:p text:style-name="P5"><text:span text:style-name="T2">auto eth1</text:span></text:p>
            <text:p text:style-name="P5"><text:span text:style-name="T2">iface eth1 inet static</text:span></text:p>
            <text:p text:style-name="P5"><text:span text:style-name="T2"><text:s text:c="8"/></text:span><text:span text:style-name="T2">address xxx.xxx.xxx.xxx</text:span></text:p>
            <text:p text:style-name="P5"><text:span text:style-name="T2"><text:s text:c="8"/></text:span><text:span text:style-name="T2">network xxx.xxx.xxx.xxx</text:span></text:p>
            <text:p text:style-name="P5"><text:span text:style-name="T2"><text:s text:c="8"/></text:span><text:span text:style-name="T2">gateway xxx.xxx.xxx.xxx</text:span></text:p>
            <text:p text:style-name="P5"><text:span text:style-name="T2"><text:s text:c="8"/></text:span><text:span text:style-name="T2">broadcast xxx.xxx.xxx.xxx</text:span></text:p>
            <text:p text:style-name="P5"><text:span text:style-name="T2"><text:s text:c="8"/></text:span><text:span text:style-name="T2">netmask xxx.xxx.xxx.xxx </text:span></text:p>
            <text:p text:style-name="P5"><text:span text:style-name="T2"/></text:p>
            <text:p text:style-name="P5"><text:span text:style-name="T2"/></text:p>
          </draw:text-box>
        </draw:frame>
        <draw:frame draw:style-name="gr5" draw:text-style-name="P6" draw:layer="layout" svg:width="6.331cm" svg:height="7.835cm" svg:x="15cm" svg:y="5.8cm">
          <draw:text-box>
            <text:p text:style-name="P5"><text:span text:style-name="T2"># Bridge setup</text:span></text:p>
            <text:p text:style-name="P5"><text:span text:style-name="T2">auto br0</text:span></text:p>
            <text:p text:style-name="P5"><text:span text:style-name="T2">iface br0 inet static</text:span></text:p>
            <text:p text:style-name="P5"><text:span text:style-name="T2"><text:s text:c="8"/></text:span><text:span text:style-name="T2">bridge_ports eth0</text:span></text:p>
            <text:p text:style-name="P5"><text:span text:style-name="T2"><text:s text:c="8"/></text:span><text:span text:style-name="T2">address xxx.xxx.xxx.xxx</text:span></text:p>
            <text:p text:style-name="P5"><text:span text:style-name="T2"><text:s text:c="8"/></text:span><text:span text:style-name="T2">broadcast xxx.xxx.xxx.xxx</text:span></text:p>
            <text:p text:style-name="P5"><text:span text:style-name="T2"><text:s text:c="8"/></text:span><text:span text:style-name="T2">netmask xxx.xxx.xxx.xxx</text:span></text:p>
            <text:p text:style-name="P5"><text:span text:style-name="T2"/></text:p>
            <text:p text:style-name="P5"><text:span text:style-name="T2">auto br2</text:span></text:p>
            <text:p text:style-name="P5"><text:span text:style-name="T2">iface br2 inet static</text:span></text:p>
            <text:p text:style-name="P5"><text:span text:style-name="T2"><text:s text:c="8"/></text:span><text:span text:style-name="T2">bridge_ports eth2</text:span></text:p>
            <text:p text:style-name="P5"><text:span text:style-name="T2"><text:s text:c="8"/></text:span><text:span text:style-name="T2">address xxx.xxx.xxx.xxx</text:span></text:p>
            <text:p text:style-name="P5"><text:span text:style-name="T2"><text:s text:c="8"/></text:span><text:span text:style-name="T2">broadcast xxx.xxx.xxx.xxx</text:span></text:p>
            <text:p text:style-name="P5"><text:span text:style-name="T2"><text:s text:c="8"/></text:span><text:span text:style-name="T2">netmask xxx.xxx.xxx.xxx </text:span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OpenNebula</text:p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presentation:style-name="pr3" draw:layer="layout" svg:width="25.199cm" svg:height="15.4cm" svg:x="0.8cm" svg:y="4.4cm" presentation:class="outline" presentation:user-transformed="true">
          <draw:text-box>
            <text:list text:style-name="L3">
              <text:list-item>
                <text:p>En cada nodo (Debian previamente instalado):</text:p>
                <text:p><text:span text:style-name="T4">oneadmin@cloud40:~$ ssh-copy-id oneadmin@xxx.xxx.xxx.xxx</text:span></text:p>
                <text:p><text:span text:style-name="T4"/></text:p>
              </text:list-item>
              <text:list-item>
                <text:p><text:span text:style-name="T5">En cada nodo (Debian previamente instalado):</text:span></text:p>
                <text:p><text:span text:style-name="T4">oneadmin@cloud40:~$ onehost create cloud40n01 -i kvm -v kvm -n dummy</text:span></text:p>
                <text:p><text:span text:style-name="T4"/></text:p>
              </text:list-item>
              <text:list-item>
                <text:p><text:span text:style-name="T5">Instalar dependencias para que Sunstone permita abrir sesiones noVnc con las máquinas.</text:span></text:p>
                <text:p><text:span text:style-name="T4">aptitude install novnc python-novnc python-setuptools</text:span></text:p>
                <text:p><text:span text:style-name="T5"/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OpenNebula</text:p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presentation:style-name="pr3" draw:layer="layout" svg:width="25.199cm" svg:height="15.4cm" svg:x="0.8cm" svg:y="4.4cm" presentation:class="outline" presentation:user-transformed="true">
          <draw:text-box>
            <text:list text:style-name="L3">
              <text:list-item>
                <text:p><text:span text:style-name="T5">Duplicar la configuración de red en cada uno de los nodos:</text:span></text:p>
                <text:p><text:span text:style-name="T4">aptitude install bridge-utils </text:span></text:p>
                <text:p><text:span text:style-name="T4"/></text:p>
                <text:p><text:span text:style-name="T4"/></text:p>
                <text:p><text:span text:style-name="T5"/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OpenNebula</text:p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presentation:style-name="pr3" draw:layer="layout" svg:width="25.199cm" svg:height="2.4cm" svg:x="0.8cm" svg:y="4.4cm" presentation:class="outline" presentation:user-transformed="true">
          <draw:text-box>
            <text:list text:style-name="L3">
              <text:list-item>
                <text:p><text:span text:style-name="T5">Duplicar la configuración de red en cada uno de los nodos:</text:span><text:span text:style-name="T4"> </text:span></text:p>
                <text:p><text:span text:style-name="T4"/></text:p>
                <text:p><text:span text:style-name="T4"/></text:p>
                <text:p><text:span text:style-name="T5"/></text:p>
                <text:p/>
                <text:p/>
                <text:p/>
              </text:list-item>
            </text:list>
          </draw:text-box>
        </draw:frame>
        <draw:frame draw:style-name="gr5" draw:text-style-name="P6" draw:layer="layout" svg:width="13.312cm" svg:height="8.309cm" svg:x="1cm" svg:y="6.927cm">
          <draw:text-box>
            <text:p text:style-name="P5"><text:span text:style-name="T2">cat /etc/network/interfaces </text:span></text:p>
            <text:p text:style-name="P5"><text:span text:style-name="T2"># This file describes the network interfaces available on your system</text:span></text:p>
            <text:p text:style-name="P5"><text:span text:style-name="T2"># and how to activate them. For more information, see interfaces(5).</text:span></text:p>
            <text:p text:style-name="P5"><text:span text:style-name="T2"><text:s/></text:span><text:span text:style-name="T2"># The loopback network interface</text:span></text:p>
            <text:p text:style-name="P5"><text:span text:style-name="T2">auto lo</text:span></text:p>
            <text:p text:style-name="P5"><text:span text:style-name="T2">iface lo inet loopback </text:span></text:p>
            <text:p text:style-name="P5"><text:span text:style-name="T2"/></text:p>
            <text:p text:style-name="P5"><text:span text:style-name="T2"># The primary network interface</text:span></text:p>
            <text:p text:style-name="P5"><text:span text:style-name="T2">allow-hotplug eth1</text:span></text:p>
            <text:p text:style-name="P5"><text:span text:style-name="T2">#iface eth1 inet dhcp</text:span></text:p>
            <text:p text:style-name="P5"><text:span text:style-name="T2">auto eth2</text:span></text:p>
            <text:p text:style-name="P5"><text:span text:style-name="T2">iface eth2 inet static</text:span></text:p>
            <text:p text:style-name="P5"><text:span text:style-name="T2"><text:s text:c="9"/></text:span><text:span text:style-name="T2">address xxx.xxx.xxx.xxx</text:span></text:p>
            <text:p text:style-name="P5"><text:span text:style-name="T2"><text:s text:c="8"/></text:span><text:span text:style-name="T2">network xxx.xxx.xxx.xxx</text:span></text:p>
            <text:p text:style-name="P5"><text:span text:style-name="T2"><text:s text:c="8"/></text:span><text:span text:style-name="T2">gateway xxx.xxx.xxx.xxx</text:span></text:p>
            <text:p text:style-name="P5"><text:span text:style-name="T2"><text:s text:c="8"/></text:span><text:span text:style-name="T2">broadcast xxx.xxx.xxx.xxx</text:span></text:p>
            <text:p text:style-name="P5"><text:span text:style-name="T2"><text:s text:c="8"/></text:span><text:span text:style-name="T2">netmask xxx.xxx.xxx.xxx</text:span></text:p>
          </draw:text-box>
        </draw:frame>
        <draw:frame draw:style-name="gr5" draw:text-style-name="P6" draw:layer="layout" svg:width="6.331cm" svg:height="6.887cm" svg:x="16.6cm" svg:y="6.891cm">
          <draw:text-box>
            <text:p text:style-name="P5"><text:span text:style-name="T2"># Bridge setup</text:span></text:p>
            <text:p text:style-name="P5"><text:span text:style-name="T2">auto br0</text:span></text:p>
            <text:p text:style-name="P5"><text:span text:style-name="T2">iface br0 inet static</text:span></text:p>
            <text:p text:style-name="P5"><text:span text:style-name="T2"><text:s text:c="8"/></text:span><text:span text:style-name="T2">Address xxx.xxx.xxx.xxx</text:span></text:p>
            <text:p text:style-name="P5"><text:span text:style-name="T2"><text:s text:c="8"/></text:span><text:span text:style-name="T2">network xxx.xxx.xxx.xxx</text:span></text:p>
            <text:p text:style-name="P5"><text:span text:style-name="T2"><text:s text:c="8"/></text:span><text:span text:style-name="T2">gateway xxx.xxx.xxx.xxx</text:span></text:p>
            <text:p text:style-name="P5"><text:span text:style-name="T2"><text:s text:c="8"/></text:span><text:span text:style-name="T2">broadcast xxx.xxx.xxx.xxx</text:span></text:p>
            <text:p text:style-name="P5"><text:span text:style-name="T2"><text:s text:c="8"/></text:span><text:span text:style-name="T2">netmask xxx.xxx.xxx.xxx</text:span></text:p>
            <text:p text:style-name="P5"><text:span text:style-name="T2">auto br2</text:span></text:p>
            <text:p text:style-name="P5"><text:span text:style-name="T2">iface br2 inet static</text:span></text:p>
            <text:p text:style-name="P5"><text:span text:style-name="T2"><text:s text:c="8"/></text:span><text:span text:style-name="T2">bridge_ports eth1</text:span></text:p>
            <text:p text:style-name="P5"><text:span text:style-name="T2"><text:s text:c="8"/></text:span><text:span text:style-name="T2">address xxx.xxx.xxx.xxx</text:span></text:p>
            <text:p text:style-name="P5"><text:span text:style-name="T2"><text:s text:c="8"/></text:span><text:span text:style-name="T2">broadcast xxx.xxx.xxx.xxx</text:span></text:p>
            <text:p text:style-name="P5"><text:span text:style-name="T2"><text:s text:c="8"/></text:span><text:span text:style-name="T2">netmask xxx.xxx.xxx.xxx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OpenNebula</text:p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presentation:style-name="pr3" draw:layer="layout" svg:width="25.199cm" svg:height="2.4cm" svg:x="0.8cm" svg:y="4.4cm" presentation:class="outline" presentation:user-transformed="true">
          <draw:text-box>
            <text:list text:style-name="L3">
              <text:list-item>
                <text:p><text:span text:style-name="T5">Y en los otros nodos:</text:span><text:span text:style-name="T4"> </text:span></text:p>
                <text:p><text:span text:style-name="T4"/></text:p>
                <text:p><text:span text:style-name="T4"/></text:p>
                <text:p><text:span text:style-name="T5"/></text:p>
                <text:p/>
                <text:p/>
                <text:p/>
              </text:list-item>
            </text:list>
          </draw:text-box>
        </draw:frame>
        <draw:frame draw:style-name="gr5" draw:text-style-name="P6" draw:layer="layout" svg:width="13.312cm" svg:height="7.361cm" svg:x="1cm" svg:y="6.927cm">
          <draw:text-box>
            <text:p text:style-name="P5"><text:span text:style-name="T2"># cat /etc/network/interfaces </text:span></text:p>
            <text:p text:style-name="P5"><text:span text:style-name="T2"># This file describes the network interfaces available on your system</text:span></text:p>
            <text:p text:style-name="P5"><text:span text:style-name="T2"># and how to activate them. For more information, see interfaces(5).</text:span></text:p>
            <text:p text:style-name="P5"><text:span text:style-name="T2"># The loopback network interface</text:span></text:p>
            <text:p text:style-name="P5"><text:span text:style-name="T2">auto lo</text:span></text:p>
            <text:p text:style-name="P5"><text:span text:style-name="T2">iface lo inet loopback </text:span></text:p>
            <text:p text:style-name="P5"><text:span text:style-name="T2"/></text:p>
            <text:p text:style-name="P5"><text:span text:style-name="T2"># The primary network interface</text:span></text:p>
            <text:p text:style-name="P5"><text:span text:style-name="T2">auto eth0</text:span></text:p>
            <text:p text:style-name="P5"><text:span text:style-name="T2">iface eth0 inet static</text:span></text:p>
            <text:p text:style-name="P5"><text:span text:style-name="T2"><text:s text:c="8"/></text:span><text:span text:style-name="T2">address xxx.xxx.xxx.xxx</text:span></text:p>
            <text:p text:style-name="P5"><text:span text:style-name="T2"><text:s text:c="8"/></text:span><text:span text:style-name="T2">network xxx.xxx.xxx.xxx</text:span></text:p>
            <text:p text:style-name="P5"><text:span text:style-name="T2"><text:s text:c="8"/></text:span><text:span text:style-name="T2">gateway xxx.xxx.xxx.xxx</text:span></text:p>
            <text:p text:style-name="P5"><text:span text:style-name="T2"><text:s text:c="8"/></text:span><text:span text:style-name="T2">broadcast xxx.xxx.xxx.xxx</text:span></text:p>
            <text:p text:style-name="P5"><text:span text:style-name="T2"><text:s text:c="8"/></text:span><text:span text:style-name="T2">netmask xxx.xxx.xxx.xxx</text:span></text:p>
          </draw:text-box>
        </draw:frame>
        <draw:frame draw:style-name="gr5" draw:text-style-name="P6" draw:layer="layout" svg:width="6.331cm" svg:height="6.887cm" svg:x="16.6cm" svg:y="6.891cm">
          <draw:text-box>
            <text:p text:style-name="P5"><text:span text:style-name="T2"># Bridge setup</text:span></text:p>
            <text:p text:style-name="P5"><text:span text:style-name="T2">auto br0</text:span></text:p>
            <text:p text:style-name="P5"><text:span text:style-name="T2">iface br0 inet static</text:span></text:p>
            <text:p text:style-name="P5"><text:span text:style-name="T2"><text:s text:c="8"/></text:span><text:span text:style-name="T2">address xxx.xxx.xxx.xxx</text:span></text:p>
            <text:p text:style-name="P5"><text:span text:style-name="T2"><text:s text:c="8"/></text:span><text:span text:style-name="T2">network xxx.xxx.xxx.xxx</text:span></text:p>
            <text:p text:style-name="P5"><text:span text:style-name="T2"><text:s text:c="8"/></text:span><text:span text:style-name="T2">gateway xxx.xxx.xxx.xxx</text:span></text:p>
            <text:p text:style-name="P5"><text:span text:style-name="T2"><text:s text:c="8"/></text:span><text:span text:style-name="T2">broadcast xxx.xxx.xxx.xxx</text:span></text:p>
            <text:p text:style-name="P5"><text:span text:style-name="T2"><text:s text:c="8"/></text:span><text:span text:style-name="T2">netmask xxx.xxx.xxx.xxx</text:span></text:p>
            <text:p text:style-name="P5"><text:span text:style-name="T2">auto br2</text:span></text:p>
            <text:p text:style-name="P5"><text:span text:style-name="T2">iface br2 inet static</text:span></text:p>
            <text:p text:style-name="P5"><text:span text:style-name="T2"><text:s text:c="8"/></text:span><text:span text:style-name="T2">bridge_ports eth2</text:span></text:p>
            <text:p text:style-name="P5"><text:span text:style-name="T2"><text:s text:c="8"/></text:span><text:span text:style-name="T2">address xxx.xxx.xxx.xxx</text:span></text:p>
            <text:p text:style-name="P5"><text:span text:style-name="T2"><text:s text:c="8"/></text:span><text:span text:style-name="T2">broadcast xxx.xxx.xxx.xxx</text:span></text:p>
            <text:p text:style-name="P5"><text:span text:style-name="T2"><text:s text:c="8"/></text:span><text:span text:style-name="T2">netmask xxx.xxx.xxx.xxx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OpenNebula</text:p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presentation:style-name="pr3" draw:layer="layout" svg:width="25.199cm" svg:height="2.4cm" svg:x="0.8cm" svg:y="4.4cm" presentation:class="outline" presentation:user-transformed="true">
          <draw:text-box>
            <text:list text:style-name="L3">
              <text:list-item>
                <text:p><text:span text:style-name="T5">Añadir el usuario oneadmin en cada nodo:</text:span><text:span text:style-name="T4"> </text:span></text:p>
                <text:p><text:span text:style-name="T4"/></text:p>
                <text:p><text:span text:style-name="T4"/></text:p>
                <text:p><text:span text:style-name="T5"/></text:p>
                <text:p/>
                <text:p/>
                <text:p/>
              </text:list-item>
            </text:list>
          </draw:text-box>
        </draw:frame>
        <draw:frame draw:style-name="gr5" draw:text-style-name="P6" draw:layer="layout" svg:width="12.203cm" svg:height="8.309cm" svg:x="1cm" svg:y="6.927cm">
          <draw:text-box>
            <text:p text:style-name="P5"><text:span text:style-name="T2">adduser -home /var/lib/one oneadmin</text:span></text:p>
            <text:p text:style-name="P5"><text:span text:style-name="T2">Adding user `oneadmin' ...</text:span></text:p>
            <text:p text:style-name="P5"><text:span text:style-name="T2">Adding new group `oneadmin' (1001) ...</text:span></text:p>
            <text:p text:style-name="P5"><text:span text:style-name="T2">Adding new user `oneadmin' (1001) with group `oneadmin' ...</text:span></text:p>
            <text:p text:style-name="P5"><text:span text:style-name="T2">Creating home directory `/var/lib/one' ...</text:span></text:p>
            <text:p text:style-name="P5"><text:span text:style-name="T2">Copying files from `/etc/skel' ...</text:span></text:p>
            <text:p text:style-name="P5"><text:span text:style-name="T2">Enter new UNIX password: </text:span></text:p>
            <text:p text:style-name="P5"><text:span text:style-name="T2">Retype new UNIX password: </text:span></text:p>
            <text:p text:style-name="P5"><text:span text:style-name="T2">passwd: o contrasinal actualizouse con éxito</text:span></text:p>
            <text:p text:style-name="P5"><text:span text:style-name="T2">A cambiar a información de usuario de oneadmin</text:span></text:p>
            <text:p text:style-name="P5"><text:span text:style-name="T2">Introduza o novo valor ou prema Intro para o valor por defecto</text:span></text:p>
            <text:p text:style-name="P5"><text:span text:style-name="T2"><text:s text:c="8"/></text:span><text:span text:style-name="T2">Nome completo []: Oneadmin</text:span></text:p>
            <text:p text:style-name="P5"><text:span text:style-name="T2"><text:s text:c="8"/></text:span><text:span text:style-name="T2">Número de cuarto []: </text:span></text:p>
            <text:p text:style-name="P5"><text:span text:style-name="T2"><text:s text:c="8"/></text:span><text:span text:style-name="T2">Teléfono do traballo []: </text:span></text:p>
            <text:p text:style-name="P5"><text:span text:style-name="T2"><text:s text:c="8"/></text:span><text:span text:style-name="T2">Teléfono da casa []: </text:span></text:p>
            <text:p text:style-name="P5"><text:span text:style-name="T2"><text:s text:c="8"/></text:span><text:span text:style-name="T2">Outro []: </text:span></text:p>
            <text:p text:style-name="P5"><text:span text:style-name="T2">Is the information correct? [Y/n] y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OpenNebula</text:p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presentation:style-name="pr3" draw:layer="layout" svg:width="25.199cm" svg:height="2.4cm" svg:x="0.8cm" svg:y="4.4cm" presentation:class="outline" presentation:user-transformed="true">
          <draw:text-box>
            <text:list text:style-name="L3">
              <text:list-item>
                <text:p><text:span text:style-name="T5">Comunicación de los equipos entre si mediante ssh sin password.</text:span><text:span text:style-name="T4"> </text:span></text:p>
                <text:p><text:span text:style-name="T4"/></text:p>
                <text:p><text:span text:style-name="T4"/></text:p>
                <text:p><text:span text:style-name="T5"/></text:p>
                <text:p/>
                <text:p/>
                <text:p/>
              </text:list-item>
            </text:list>
          </draw:text-box>
        </draw:frame>
        <draw:frame draw:style-name="gr5" draw:text-style-name="P6" draw:layer="layout" svg:width="13.321cm" svg:height="3.095cm" svg:x="1cm" svg:y="6.927cm">
          <draw:text-box>
            <text:p text:style-name="P5"><text:span text:style-name="T2"><text:s/></text:span><text:span text:style-name="T2">ssh-keygen </text:span></text:p>
            <text:p text:style-name="P5"><text:span text:style-name="T2">Generating public/private rsa key pair.</text:span></text:p>
            <text:p text:style-name="P5"><text:span text:style-name="T2">Enter file in which to save the key (/var/lib/one/.ssh/id_rsa): </text:span></text:p>
            <text:p text:style-name="P5"><text:span text:style-name="T2">Created directory '/var/lib/one/.ssh'.</text:span></text:p>
            <text:p text:style-name="P5"><text:span text:style-name="T2">[...]</text:span></text:p>
            <text:p text:style-name="P5"><text:span text:style-name="T2">oneadmin@cloud40n01:~$ ssh-copy-id oneadmin@xxx.xxx.xxx.xxx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OpenNebula</text:p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presentation:style-name="pr3" draw:layer="layout" svg:width="25.199cm" svg:height="2.4cm" svg:x="0.8cm" svg:y="4.4cm" presentation:class="outline" presentation:user-transformed="true">
          <draw:text-box>
            <text:list text:style-name="L3">
              <text:list-item>
                <text:p>Dar permisos al usuario oneadmin para usar sudo:</text:p>
                <text:p><text:span text:style-name="T4"/></text:p>
                <text:p><text:span text:style-name="T4"/></text:p>
                <text:p><text:span text:style-name="T5"/></text:p>
                <text:p/>
                <text:p/>
                <text:p/>
              </text:list-item>
            </text:list>
          </draw:text-box>
        </draw:frame>
        <draw:frame draw:style-name="gr5" draw:text-style-name="P6" draw:layer="layout" svg:width="8.99cm" svg:height="2.147cm" svg:x="1cm" svg:y="6.927cm">
          <draw:text-box>
            <text:p text:style-name="P5"><text:span text:style-name="T2"><text:s/></text:span><text:span text:style-name="T2">adduser oneadmin sudo</text:span></text:p>
            <text:p text:style-name="P5"><text:span text:style-name="T2">Adding user `oneadmin' to group `sudo' ...</text:span></text:p>
            <text:p text:style-name="P5"><text:span text:style-name="T2">A engadir o usuario oneadmin ao grupo sudo</text:span></text:p>
            <text:p text:style-name="P5"><text:span text:style-name="T2">Don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OpenNebula</text:p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presentation:style-name="pr3" draw:layer="layout" svg:width="25.199cm" svg:height="2.4cm" svg:x="0.8cm" svg:y="4.4cm" presentation:class="outline" presentation:user-transformed="true">
          <draw:text-box>
            <text:list text:style-name="L3">
              <text:list-item>
                <text:p>Configurar archivos de host para que todos los nodos y el frontend se conozcan entre si:</text:p>
                <text:p><text:span text:style-name="T4"/></text:p>
                <text:p><text:span text:style-name="T4"/></text:p>
                <text:p><text:span text:style-name="T5"/></text:p>
                <text:p/>
                <text:p/>
                <text:p/>
              </text:list-item>
            </text:list>
          </draw:text-box>
        </draw:frame>
        <draw:frame draw:style-name="gr5" draw:text-style-name="P6" draw:layer="layout" svg:width="5.904cm" svg:height="4.043cm" svg:x="2.4cm" svg:y="6.927cm">
          <draw:text-box>
            <text:p text:style-name="P5"><text:span text:style-name="T2"># cat /etc/hosts</text:span></text:p>
            <text:p text:style-name="P5"><text:span text:style-name="T2">xxx.xxx.xxx.xxx <text:s text:c="6"/>localhost</text:span></text:p>
            <text:p text:style-name="P5"><text:span text:style-name="T2">xxx.xxx.xxx.xxx <text:s text:c="6"/>cloudx</text:span></text:p>
            <text:p text:style-name="P5"><text:span text:style-name="T2"/></text:p>
            <text:p text:style-name="P5"><text:span text:style-name="T2">##nodos OpenNebula</text:span></text:p>
            <text:p text:style-name="P5"><text:span text:style-name="T2">xxx.xxx.xxx.xxx <text:s text:c="2"/>cloudx</text:span></text:p>
            <text:p text:style-name="P5"><text:span text:style-name="T2">xxx.xxx.xxx.xxx <text:s text:c="2"/>cloudxn01</text:span></text:p>
            <text:p text:style-name="P5"><text:span text:style-name="T2">xxx.xxx.xxx.xxx <text:s text:c="2"/>cloudxn0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OpenNebula</text:p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presentation:style-name="pr3" draw:layer="layout" svg:width="25.199cm" svg:height="14.2cm" svg:x="0.8cm" svg:y="4.4cm" presentation:class="outline" presentation:user-transformed="true">
          <draw:text-box>
            <text:list text:style-name="L3">
              <text:list-header>
                <text:p>Configuración de KVM:</text:p>
              </text:list-header>
              <text:list-item>
                <text:p>Instalación:</text:p>
                <text:p><text:span text:style-name="T4"># aptitude install libvirt-bin kvm </text:span></text:p>
                <text:p><text:span text:style-name="T4"/></text:p>
              </text:list-item>
              <text:list-item>
                <text:p><text:span text:style-name="T5">Configuración de algunos parámetros:</text:span></text:p>
                <text:p><text:span text:style-name="T4">user = "oneadmin"</text:span></text:p>
                <text:p><text:span text:style-name="T4">group = "oneadmin"</text:span></text:p>
                <text:p><text:span text:style-name="T4">dynamic_ownership = 0</text:span></text:p>
                <text:p><text:span text:style-name="T4"/></text:p>
                <text:p><text:span text:style-name="T4"/></text:p>
                <text:p><text:span text:style-name="T5"/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OpenNebula</text:p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presentation:style-name="pr3" draw:layer="layout" svg:width="25.199cm" svg:height="14.2cm" svg:x="0.8cm" svg:y="4.4cm" presentation:class="outline" presentation:user-transformed="true">
          <draw:text-box>
            <text:list text:style-name="L3">
              <text:list-header>
                <text:p>OpenNebula en los nodos</text:p>
              </text:list-header>
              <text:list-item>
                <text:p><text:span text:style-name="T6">Añadir el repositorio Debian:</text:span></text:p>
                <text:p><text:span text:style-name="T4"># wget http://opennebula.org/repo/Debian/repo.key</text:span></text:p>
                <text:p><text:span text:style-name="T4"># apt-key add repo.key</text:span></text:p>
                <text:p><text:span text:style-name="T4"># echo "deb http://opennebula.org/repo/Debian/7 stable opennebula" &gt; /etc/apt/sources.list.d/opennebula.list</text:span></text:p>
                <text:p><text:span text:style-name="T4"># apt-get update</text:span></text:p>
                <text:p><text:span text:style-name="T4"/></text:p>
                <text:p><text:span text:style-name="T4"/></text:p>
                <text:p><text:span text:style-name="T4"/></text:p>
                <text:p><text:span text:style-name="T5"/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oloTexto" presentation:presentation-page-layout-name="AL2T1">
        <draw:frame presentation:style-name="pr2" draw:layer="layout" svg:width="25.199cm" svg:height="3.506cm" svg:x="1.4cm" svg:y="0.837cm" presentation:class="title">
          <draw:text-box>
            <text:p>OpenNebula</text:p>
          </draw:text-box>
        </draw:frame>
        <draw:frame draw:style-name="gr4" draw:text-style-name="P6" draw:layer="layout" svg:width="11.6cm" svg:height="10.2cm" svg:x="14.6cm" svg:y="7.8cm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presentation:style-name="pr3" draw:layer="layout" svg:width="25.199cm" svg:height="14.2cm" svg:x="0.8cm" svg:y="4.4cm" presentation:class="outline" presentation:user-transformed="true">
          <draw:text-box>
            <text:list text:style-name="L3">
              <text:list-header>
                <text:p>OpenNebula en los nodos</text:p>
              </text:list-header>
              <text:list-item>
                <text:p><text:span text:style-name="T6">Instalar los paquetes en los nodos:</text:span></text:p>
                <text:p><text:span text:style-name="T4"># aptitude install opennebula-common</text:span></text:p>
                <text:p><text:span text:style-name="T4"># aptitude install opennebula-node</text:span></text:p>
                <text:p><text:span text:style-name="T4"/></text:p>
                <text:p><text:span text:style-name="T4"/></text:p>
                <text:p><text:span text:style-name="T4"/></text:p>
                <text:p><text:span text:style-name="T5"/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loTexto-background" style:family="presentation">
      <style:graphic-properties draw:stroke="none" draw:fill="none"/>
      <style:text-properties style:letter-kerning="true"/>
    </style:style>
    <style:style style:name="Solo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Tex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oloTexto-outline1" style:family="presentation">
      <style:graphic-properties draw:stroke="none" draw:fill="none" draw:auto-grow-height="false" draw:fit-to-size="shrink-to-fit">
        <text:list-style style:name="Solo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oloTexto-outline2" style:family="presentation" style:parent-style-name="SoloTexto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SoloTexto-outline3" style:family="presentation" style:parent-style-name="SoloTex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oloTexto-outline4" style:family="presentation" style:parent-style-name="SoloTex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oloTexto-outline5" style:family="presentation" style:parent-style-name="SoloTex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loTexto-outline6" style:family="presentation" style:parent-style-name="SoloTex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loTexto-outline7" style:family="presentation" style:parent-style-name="SoloTex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loTexto-outline8" style:family="presentation" style:parent-style-name="SoloTex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loTexto-outline9" style:family="presentation" style:parent-style-name="SoloTex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loTexto-subtitle" style:family="presentation">
      <style:graphic-properties draw:stroke="none" draw:fill="none" draw:textarea-vertical-align="middle">
        <text:list-style style:name="Solo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Texto-title" style:family="presentation">
      <style:graphic-properties draw:stroke="none" draw:fill="none" draw:textarea-vertical-align="middle">
        <text:list-style style:name="Solo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ortadaDocumento-background" style:family="presentation">
      <style:graphic-properties draw:stroke="none" draw:fill="none"/>
      <style:text-properties style:letter-kerning="true"/>
    </style:style>
    <style:style style:name="PortadaDocume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Documen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ortadaDocumento-outline1" style:family="presentation">
      <style:graphic-properties draw:stroke="none" draw:fill="none" draw:auto-grow-height="false" draw:fit-to-size="shrink-to-fit">
        <text:list-style style:name="PortadaDocume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Documento-outline2" style:family="presentation" style:parent-style-name="PortadaDocumen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ortadaDocumento-outline3" style:family="presentation" style:parent-style-name="PortadaDocumen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ortadaDocumento-outline4" style:family="presentation" style:parent-style-name="PortadaDocumen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ortadaDocumento-outline5" style:family="presentation" style:parent-style-name="PortadaDocumen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ortadaDocumento-outline6" style:family="presentation" style:parent-style-name="PortadaDocumen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ortadaDocumento-outline7" style:family="presentation" style:parent-style-name="PortadaDocumen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ortadaDocumento-outline8" style:family="presentation" style:parent-style-name="PortadaDocumen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ortadaDocumento-outline9" style:family="presentation" style:parent-style-name="PortadaDocumen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ortadaDocumento-subtitle" style:family="presentation">
      <style:graphic-properties draw:stroke="none" draw:fill="none" draw:textarea-vertical-align="middle">
        <text:list-style style:name="PortadaDocume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Documento-title" style:family="presentation">
      <style:graphic-properties draw:stroke="none" draw:fill="none" draw:textarea-vertical-align="middle">
        <text:list-style style:name="PortadaDocume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oloTexto-backgroundobjects">
      <style:graphic-properties draw:stroke="none" draw:fill="none" draw:fill-color="#ffffff" draw:auto-grow-height="false" fo:min-height="1.449cm"/>
    </style:style>
    <style:style style:name="Mpr5" style:family="presentation" style:parent-style-name="SoloTexto-backgroundobjects">
      <style:graphic-properties draw:stroke="none" draw:fill="none" draw:fill-color="#ffffff" draw:auto-grow-height="false" fo:min-height="1.485cm"/>
    </style:style>
    <style:style style:name="Mpr6" style:family="presentation" style:parent-style-name="SoloText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ortadaDocumento-backgroundobjects">
      <style:graphic-properties draw:stroke="none" draw:fill="none" draw:fill-color="#ffffff" draw:auto-grow-height="false" fo:min-height="1.449cm"/>
    </style:style>
    <style:style style:name="Mpr8" style:family="presentation" style:parent-style-name="PortadaDocumen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PortadaDocumen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oloTexto" style:page-layout-name="PM1" draw:style-name="Mdp1">
      <draw:frame presentation:style-name="SoloTexto-title" draw:layer="backgroundobjects" svg:width="25.199cm" svg:height="3.506cm" svg:x="1.4cm" svg:y="0.837cm" presentation:class="title" presentation:placeholder="true">
        <draw:text-box/>
      </draw:frame>
      <draw:frame presentation:style-name="SoloText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7.999cm" svg:height="3.907cm" svg:x="0.001cm" svg:y="17.093cm">
        <draw:image xlink:href="Pictures/10000000000009500000023832C36E14.png" xlink:type="simple" xlink:show="embed" xlink:actuate="onLoad">
          <text:p/>
        </draw:image>
      </draw:frame>
      <presentation:notes style:page-layout-name="PM2">
        <draw:page-thumbnail presentation:style-name="SoloTexto-title" draw:layer="backgroundobjects" svg:width="14.848cm" svg:height="11.136cm" svg:x="3.075cm" svg:y="2.257cm" presentation:class="page"/>
        <draw:frame presentation:style-name="SoloText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ortadaDocumento" style:page-layout-name="PM1" draw:style-name="Mdp1">
      <draw:frame presentation:style-name="PortadaDocumento-title" draw:layer="backgroundobjects" svg:width="25.199cm" svg:height="3.506cm" svg:x="1.4cm" svg:y="0.837cm" presentation:class="title" presentation:placeholder="true">
        <draw:text-box/>
      </draw:frame>
      <draw:frame presentation:style-name="PortadaDocumento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PortadaDocumento-title" draw:layer="backgroundobjects" svg:width="25.199cm" svg:height="3.506cm" svg:x="1.401cm" svg:y="0.837cm" presentation:class="title" presentation:placeholder="true" presentation:user-transformed="true">
        <draw:text-box/>
      </draw:frame>
      <draw:frame draw:style-name="Mgr3" draw:text-style-name="MP4" draw:layer="backgroundobjects" svg:width="25.199cm" svg:height="16.236cm" svg:x="1.4cm" svg:y="4.343cm">
        <draw:image xlink:href="Pictures/200000090000099C000038BD3C835811.svm" xlink:type="simple" xlink:show="embed" xlink:actuate="onLoad">
          <text:p/>
        </draw:image>
      </draw:frame>
      <presentation:notes style:page-layout-name="PM2">
        <draw:page-thumbnail presentation:style-name="PortadaDocumento-title" draw:layer="backgroundobjects" svg:width="14.848cm" svg:height="11.136cm" svg:x="3.075cm" svg:y="2.257cm" presentation:class="page"/>
        <draw:frame presentation:style-name="PortadaDocumen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lvia </meta:initial-creator>
    <meta:creation-date>2014-04-30T10:55:09</meta:creation-date>
    <dc:date>2014-04-30T10:55:51</dc:date>
    <dc:creator>Silvia </dc:creator>
    <meta:editing-duration>P0D</meta:editing-duration>
    <meta:editing-cycles>1</meta:editing-cycles>
    <meta:document-statistic meta:object-count="239"/>
    <meta:generator>LibreOffice/4.0.2.2$Linux_X86_64 LibreOffice_project/400m0$Build-2</meta:generator>
  </office:meta>
</office:document-meta>
</file>